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3.57cm" style:rel-column-width="13778*"/>
    </style:style>
    <style:style style:name="Tabella33.B" style:family="table-column">
      <style:table-column-properties style:column-width="13.411cm" style:rel-column-width="51757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092c03" style:font-size-asian="11pt" style:font-style-asian="italic" style:font-weight-asian="normal" style:font-size-complex="11pt" style:font-style-complex="italic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11pt" fo:font-style="italic" officeooo:paragraph-rsid="00092c03" style:font-size-asian="11pt" style:font-style-asian="italic" style:font-size-complex="11pt" style:font-style-complex="italic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092c03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paragraph-rsid="00092c03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Arial" fo:font-size="11pt" fo:font-style="italic" officeooo:paragraph-rsid="00092c03" style:font-size-asian="11pt" style:font-style-asian="italic" style:font-size-complex="11pt" style:font-style-complex="italic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1pt" fo:font-weight="bold" officeooo:rsid="000a75b7" officeooo:paragraph-rsid="000a75b7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officeooo:rsid="000a75b7" officeooo:paragraph-rsid="000a75b7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Arial" fo:font-size="11pt" officeooo:rsid="000a75b7" officeooo:paragraph-rsid="000a75b7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color="#000000" style:font-name="Arial" fo:font-size="11pt" officeooo:rsid="000a75b7" officeooo:paragraph-rsid="000a75b7" style:font-name-asian="Times New Roman1" style:font-size-asian="11pt" style:font-name-complex="Times New Roman1" style:font-size-complex="11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0b65e8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0a75b7"/>
    </style:style>
    <style:style style:name="T2" style:family="text">
      <style:text-properties officeooo:rsid="000b65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2">Nome dello use case</text:p>
          </table:table-cell>
          <table:table-cell table:style-name="Tabella33.B1" office:value-type="string">
            <text:p text:style-name="P3"/>
            <text:p text:style-name="P6">Aggiungi tirocinante</text:p>
          </table:table-cell>
        </table:table-row>
        <table:table-row table:style-name="Tabella33.2">
          <table:table-cell table:style-name="Tabella33.A2" office:value-type="string">
            <text:p text:style-name="P2">Attori partecipanti</text:p>
          </table:table-cell>
          <table:table-cell table:style-name="Tabella33.B2" office:value-type="string">
            <text:p text:style-name="P7">Impiegato dell'asilo</text:p>
          </table:table-cell>
        </table:table-row>
        <table:table-row table:style-name="Tabella33.2">
          <table:table-cell table:style-name="Tabella33.A2" office:value-type="string">
            <text:p text:style-name="P5">Entry condition</text:p>
          </table:table-cell>
          <table:table-cell table:style-name="Tabella33.B2" office:value-type="string">
            <text:p text:style-name="P8">L'utente accede al servizio e viene riconosciuto come impiegato dell'asilo</text:p>
          </table:table-cell>
        </table:table-row>
        <table:table-row table:style-name="Tabella33.4">
          <table:table-cell table:style-name="Tabella33.A2" office:value-type="string">
            <text:p text:style-name="P2">Flusso di eventi</text:p>
          </table:table-cell>
          <table:table-cell table:style-name="Tabella33.B2" office:value-type="string">
            <text:p text:style-name="P4">1. <text:s/><text:span text:style-name="T1">Accede alla funzione per aggiungere il tirocinante alla lista dei tirocinanti.</text:span></text:p>
            <text:p text:style-name="P4"/>
            <text:p text:style-name="P4">2. <text:span text:style-name="T1">Inserisce tutti i dati relativi al tirocinante da aggiungere.</text:span></text:p>
            <text:p text:style-name="P4"/>
            <text:p text:style-name="P4">3. <text:span text:style-name="T1">Conferma l'inserimento del tirocinante ed esce.</text:span> </text:p>
            <text:p text:style-name="P4"/>
          </table:table-cell>
        </table:table-row>
        <table:table-row table:style-name="Tabella33.5">
          <table:table-cell table:style-name="Tabella33.A2" office:value-type="string">
            <text:p text:style-name="P2">Exit condition</text:p>
          </table:table-cell>
          <table:table-cell table:style-name="Tabella33.B2" office:value-type="string">
            <text:p text:style-name="P7">L'impiegato deve visualizzare un avviso di avvenuto inserimento.</text:p>
          </table:table-cell>
        </table:table-row>
        <table:table-row table:style-name="Tabella33.6">
          <table:table-cell table:style-name="Tabella33.A2" office:value-type="string">
            <text:p text:style-name="P2">Exception condition</text:p>
          </table:table-cell>
          <table:table-cell table:style-name="Tabella33.B2" office:value-type="string">
            <text:p text:style-name="P9">In caso di errore il sistema comunica all'impiegato l'errore riscontrato.</text:p>
          </table:table-cell>
        </table:table-row>
        <table:table-row>
          <table:table-cell table:style-name="Tabella33.A2" office:value-type="string">
            <text:p text:style-name="P2">Requisiti qualitativi</text:p>
          </table:table-cell>
          <table:table-cell table:style-name="Tabella33.B2" office:value-type="string">
            <text:p text:style-name="P7">L'impiegato deve visualizzare la pagina da compilare entro 20 secondi e deve ricevere il riscontro di errore o di avvenuto inserimento in 20 secondi.</text:p>
          </table:table-cell>
        </table:table-row>
      </table:table>
      <text:p text:style-name="P10"><text:span text:style-name="T2">UC 5: Inserisce un tirocinante alla lista dei tirocinanti. L'impiegato prima di svolgere questo use-case riceve le informazioni del tirocinante da Scienze della formazio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9:27:07.53</meta:creation-date>
    <meta:editing-duration>P0D</meta:editing-duration>
    <meta:editing-cycles>3</meta:editing-cycles>
    <meta:generator>LibreOffice/3.6$Windows_x86 LibreOffice_project/da8c1e6-fd468f4-454e206-f42a4a9-143cfd</meta:generator>
    <dc:date>2012-10-20T11:40:14.41</dc:date>
    <meta:document-statistic meta:table-count="1" meta:image-count="0" meta:object-count="0" meta:page-count="1" meta:paragraph-count="17" meta:word-count="126" meta:character-count="892" meta:non-whitespace-character-count="781"/>
  </office:meta>
</office:document-meta>
</file>